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28cm" style:use-optimal-column-width="false"/>
    </style:style>
    <style:style style:name="co2" style:family="table-column">
      <style:table-column-properties style:column-width="7.27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3cm" svg:height="2.3cm" svg:x="8cm" svg:y="1.2cm">
          <text:p text:style-name="P1">frac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7.101cm" svg:height="4.5cm" svg:x="6.599cm" svg:y="5.2cm">
          <text:p text:style-name="P1"><text:span text:style-name="T1">!tokencontainer</text:span></text:p>
          <text:p text:style-name="P1"><text:span text:style-name="T1">&amp;&amp;</text:span></text:p>
          <text:p text:style-name="P1"><text:span text:style-name="T1">token.val!=”.”</text:span></text:p>
          <text:p text:style-name="P1"><text:span text:style-name="T1">&amp;&amp;</text:span></text:p>
          <text:p text:style-name="P1"><text:span text:style-name="T1">token.val!=”: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15cm" svg:y1="3.5cm" svg:x2="10.149cm" svg:y2="5.2cm" draw:start-shape="id1" draw:start-glue-point="8" draw:end-shape="id2" svg:d="M10150 3500v851h-1v849" svg:viewBox="0 0 2 1701">
          <text:p/>
        </draw:connector>
        <draw:connector draw:style-name="gr3" draw:text-style-name="P1" draw:layer="layout" draw:line-skew="0cm 0.8cm" svg:x1="10.149cm" svg:y1="9.7cm" svg:x2="13.7cm" svg:y2="7.45cm" draw:start-shape="id2" draw:start-glue-point="2" draw:end-shape="id2" draw:end-glue-point="1" svg:d="M10149 9700v501h4851v-2751h-1300" svg:viewBox="0 0 4852 2752">
          <text:p/>
        </draw:connector>
        <draw:custom-shape draw:style-name="gr1" draw:text-style-name="P1" xml:id="id3" draw:id="id3" draw:layer="layout" svg:width="3.7cm" svg:height="1.6cm" svg:x="8.3cm" svg:y="12.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149cm" svg:y1="9.7cm" svg:x2="10.15cm" svg:y2="12.2cm" draw:start-shape="id2" draw:start-glue-point="2" draw:end-shape="id3" draw:end-glue-point="4" svg:d="M10149 9700v1250h1v1250" svg:viewBox="0 0 2 2501">
          <text:p/>
        </draw:connector>
        <draw:frame draw:style-name="standard" draw:layer="layout" svg:width="14.558cm" svg:height="3.406cm" svg:x="3.217cm" svg:y="14.4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>
                <text:p>1.-</text:p>
              </table:table-cell>
              <table:table-cell>
                <text:p>1.-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20:01:07.954861705</meta:creation-date>
    <dc:date>2015-01-31T20:07:19.106666445</dc:date>
    <meta:editing-duration>PT2M40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